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1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75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15cm" fo:min-width="0.7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7.776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5.47cm" fo:min-width="3.42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0" style:family="graphic" style:parent-style-name="standard">
      <style:graphic-properties svg:stroke-width="0.106cm" svg:stroke-color="#158466" draw:marker-start-width="0.359cm" draw:marker-end-width="0.359cm" draw:fill="none" draw:textarea-horizontal-align="justify" draw:textarea-vertical-align="middle" draw:auto-grow-height="false" fo:min-height="0.65cm" fo:min-width="3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3.464cm"/>
      <style:paragraph-properties style:writing-mode="lr-tb"/>
    </style:style>
    <style:style style:name="gr13" style:family="graphic" style:parent-style-name="standard">
      <style:graphic-properties svg:stroke-width="0.106cm" svg:stroke-color="#158466" draw:marker-start-width="0.359cm" draw:marker-end-width="0.359cm" draw:fill="none" draw:textarea-horizontal-align="justify" draw:textarea-vertical-align="middle" draw:auto-grow-height="false" fo:min-height="0.544cm" fo:min-width="2.894cm" fo:padding-top="0.178cm" fo:padding-bottom="0.178cm" fo:padding-left="0.303cm" fo:padding-right="0.303cm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gr15" style:family="graphic" style:parent-style-name="standard">
      <style:graphic-properties draw:stroke="none" draw:fill="none" fo:min-height="17.777cm"/>
      <style:paragraph-properties style:writing-mode="lr-tb"/>
    </style:style>
    <style:style style:name="gr16" style:family="graphic" style:parent-style-name="standard">
      <style:graphic-properties draw:stroke="none" draw:fill="none" fo:min-height="8.533cm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none" draw:fill-color="#e8f2a1" draw:textarea-horizontal-align="justify" draw:textarea-vertical-align="middle" draw:auto-grow-height="false" fo:min-height="5.47cm" fo:min-width="12.44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9cm" fo:min-width="7.24cm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cm" fo:min-width="0cm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99cm" fo:min-width="8.84cm" fo:padding-top="0.165cm" fo:padding-bottom="0.165cm" fo:padding-left="0.29cm" fo:padding-right="0.29cm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 draw:fill-color="#e8f2a1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language="es" fo:country="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rocesamiento de la informacion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7.426cm" svg:x="1.4cm" svg:y="1.374cm">
          <draw:text-box>
            <text:p>Las computadoras,</text:p>
            <text:p>procesan <text:span text:style-name="T3">informacion</text:span> para resolver problemas.</text:p>
            <text:p/>
            <text:p>Es decir,</text:p>
            <text:p>parten de un conjunto de datos conocidos.</text:p>
            <text:p>Y sobre estos datos realizan operaciones para obtener nueva informacion que se incluira en el conjunto de datos conocidos.</text:p>
            <text:p/>
            <text:p>normalmente resolver un problema podria requerir mas de un paso de calculo.</text:p>
          </draw:text-box>
        </draw:frame>
        <draw:frame draw:style-name="gr3" draw:text-style-name="P3" draw:layer="layout" svg:width="18.4cm" svg:height="11.627cm" svg:x="1.4cm" svg:y="9.574cm">
          <draw:text-box>
            <text:p>Por ejemplo, </text:p>
            <text:p>si queremos sumar una lista de varios numeros,</text:p>
            <text:p><text:s/></text:p>
            <text:p>el conjunto de datos iniciales sera la lista de numeros que queremos sumar,</text:p>
            <text:p/>
            <text:p>El primer paso sera sumar el primer numero de la lista con el segundo, </text:p>
            <text:p>con esto habremos obtenido un nuevo dato, un resultado parcial,</text:p>
            <text:p/>
            <text:p>El siguiente paso sera sumar este resultado parcial con el siguiente numero de la lista.</text:p>
            <text:p/>
            <text:p>Y repetiremos este procedimiento con todos los numeros de la lista para obtener el resultado final.</text:p>
          </draw:text-box>
        </draw:frame>
        <draw:frame draw:style-name="gr2" draw:text-style-name="P3" draw:layer="layout" svg:width="18.4cm" svg:height="7.426cm" svg:x="1.4cm" svg:y="1.374cm">
          <draw:text-box>
            <text:p>Las computadoras,</text:p>
            <text:p>procesan <text:span text:style-name="T3">informacion</text:span> para resolver problemas.</text:p>
            <text:p/>
            <text:p>Es decir,</text:p>
            <text:p>parten de un conjunto de datos conocidos.</text:p>
            <text:p>Y sobre estos datos realizan operaciones para obtener nueva informacion que se incluira en el conjunto de datos conocidos.</text:p>
            <text:p/>
            <text:p>normalmente resolver un problema podria requerir mas de un paso de calculo.</text:p>
          </draw:text-box>
        </draw:frame>
        <draw:frame draw:style-name="gr4" draw:text-style-name="P3" draw:layer="layout" svg:width="1.6cm" svg:height="7.325cm" svg:x="1.4cm" svg:y="21.375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21.376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2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21.377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23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21.377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24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21.377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4" draw:layer="layout" svg:width="1.4cm" svg:height="0.8cm" svg:x="15.9cm" svg:y="25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6" draw:text-style-name="P3" draw:layer="layout" svg:width="18.4cm" svg:height="18.026cm" svg:x="1.4cm" svg:y="1.374cm">
          <draw:text-box>
            <text:p>Esto describe el procedimiento que utilizaremos para resolver problemas matemáticos en general.</text:p>
            <text:p/>
            <text:p>Utiliza 2 recursos.</text:p>
            <text:p>- Los datos </text:p>
            <text:p>- y el mecanismo que realiza operaciones sobre los datos.</text:p>
            <text:p/>
            <text:p>Ahora nos proponemos construir una maquina que resuelva problemas de este tipo automáticamente</text:p>
            <text:p/>
            <text:p>De modo que necesitaremos estos 2 recursos básicos</text:p>
            <text:p>La maquina deberá </text:p>
            <text:p>almacenar información para leerla cada vez que sea necesario.</text:p>
            <text:p>Y tambien debera </text:p>
            <text:p>ser capaz de procesarla adecuadamente.</text:p>
            <text:p/>
            <text:p>Por lo tanto, </text:p>
            <text:p>Debe disponer de </text:p>
            <text:p>‘un soporte de memoria’, </text:p>
            <text:p>adonde almacenaremos la informacion.</text:p>
            <text:p>Y debe disponer de </text:p>
            <text:p>un mecanismo que aplique sobre los datos las operaciones necesarias.</text:p>
            <text:p/>
            <text:p/>
          </draw:text-box>
        </draw:frame>
        <draw:custom-shape draw:style-name="gr7" draw:text-style-name="P6" draw:layer="layout" svg:width="4cm" svg:height="5.8cm" svg:x="3.8cm" svg:y="19.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4cm" svg:y="20.6cm">
          <draw:text-box>
            <text:p>Datos</text:p>
            <text:p>iniciales</text:p>
          </draw:text-box>
        </draw:frame>
        <draw:custom-shape draw:style-name="gr7" draw:text-style-name="P6" draw:layer="layout" svg:width="4cm" svg:height="5.8cm" svg:x="13.8cm" svg:y="19.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cm" svg:height="2.384cm" svg:x="13.8cm" svg:y="20.6cm">
          <draw:text-box>
            <text:p>Datos</text:p>
            <text:p>modificados</text:p>
          </draw:text-box>
        </draw:frame>
        <draw:custom-shape draw:style-name="gr10" draw:text-style-name="P6" draw:layer="layout" svg:width="4cm" svg:height="1.8cm" svg:x="8.8cm" svg:y="21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3.3cm" svg:height="1.673cm" svg:x="9.1cm" svg:y="22.201cm">
          <draw:text-box>
            <text:p>Procesa</text:p>
          </draw:text-box>
        </draw:frame>
        <draw:frame draw:style-name="gr11" draw:text-style-name="P3" draw:layer="layout" svg:width="4cm" svg:height="0.999cm" svg:x="4.1cm" svg:y="26.201cm">
          <draw:text-box>
            <text:p>(estado 1)</text:p>
          </draw:text-box>
        </draw:frame>
        <draw:frame draw:style-name="gr11" draw:text-style-name="P3" draw:layer="layout" svg:width="4cm" svg:height="0.999cm" svg:x="13.9cm" svg:y="26.202cm">
          <draw:text-box>
            <text:p>(estado 2)</text:p>
          </draw:text-box>
        </draw:frame>
        <draw:frame draw:style-name="gr11" draw:text-style-name="P3" draw:layer="layout" svg:width="4cm" svg:height="0.999cm" svg:x="9.2cm" svg:y="26.202cm">
          <draw:text-box>
            <text:p>(genera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2" draw:text-style-name="P3" draw:layer="layout" svg:width="18.4cm" svg:height="23.714cm" svg:x="1.4cm" svg:y="1.375cm">
          <draw:text-box>
            <text:p>Estos 2 recursos,</text:p>
            <text:p>- el soporte de memoria que mantiene los datos,</text:p>
            <text:p>- y el mecanismo que procesa la información</text:p>
            <text:p>son 2 recursos que la vida utiliza.</text:p>
            <text:p/>
            <text:p/>
            <text:p/>
            <text:p>ADN y reproduccion.</text:p>
            <text:p/>
            <text:p/>
            <text:p>El ADN </text:p>
            <text:p>almacena la informacion necesaria para construir a un individuo.</text:p>
            <text:p>Es por lo tanto, un soporte de memoria que contiene datos.</text:p>
            <text:p>El ADN es capaz de almacenar una gran cantidad de informacion,</text:p>
            <text:p/>
            <text:p>En los siguientes experimentos, </text:p>
            <text:p>consideraremos la informacion contenida en el ADN como inmutable.</text:p>
            <text:p/>
            <text:p>Es decir, que no puede ser modificada.</text:p>
            <text:p>La informacion contenida en el ADN permanecera inalterable durante toda la vida del individuo.</text:p>
            <text:p/>
            <text:p>De modo que el individuo, siempre sera el mismo.</text:p>
            <text:p>Con las mismas huellas digitales, con las mismas caracteristicas que lo diferenciaran de otros individuos,</text:p>
            <text:p>durante toda su vida.</text:p>
            <text:p/>
            <text:p>La informacion contenida en el ADN de un individuo </text:p>
            <text:p>permanece constante dentro del individuo, </text:p>
            <text:p>pero se modifica en la reproduccion para generar al hij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custom-shape draw:style-name="gr7" draw:text-style-name="P6" draw:layer="layout" svg:width="4cm" svg:height="5.8cm" svg:x="3.78cm" svg:y="1.0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38cm" svg:y="1.88cm">
          <draw:text-box>
            <text:p>Datos</text:p>
            <text:p>padre</text:p>
          </draw:text-box>
        </draw:frame>
        <draw:custom-shape draw:style-name="gr7" draw:text-style-name="P6" draw:layer="layout" svg:width="4cm" svg:height="5.8cm" svg:x="13.78cm" svg:y="1.0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cm" svg:height="2.384cm" svg:x="13.78cm" svg:y="1.88cm">
          <draw:text-box>
            <text:p>Datos</text:p>
            <text:p>hijo</text:p>
          </draw:text-box>
        </draw:frame>
        <draw:custom-shape draw:style-name="gr13" draw:text-style-name="P6" draw:layer="layout" svg:width="4cm" svg:height="1.8cm" svg:x="8.78cm" svg:y="3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4.7cm" svg:height="1.673cm" svg:x="8.68cm" svg:y="3.481cm">
          <draw:text-box>
            <text:p>Re produce</text:p>
            <text:p/>
          </draw:text-box>
        </draw:frame>
        <draw:frame draw:style-name="gr11" draw:text-style-name="P3" draw:layer="layout" svg:width="4cm" svg:height="0.999cm" svg:x="4.08cm" svg:y="7.481cm">
          <draw:text-box>
            <text:p>(individuo 1)</text:p>
          </draw:text-box>
        </draw:frame>
        <draw:frame draw:style-name="gr11" draw:text-style-name="P3" draw:layer="layout" svg:width="4cm" svg:height="0.999cm" svg:x="13.88cm" svg:y="7.482cm">
          <draw:text-box>
            <text:p>(individuo 2)</text:p>
          </draw:text-box>
        </draw:frame>
        <draw:frame draw:style-name="gr11" draw:text-style-name="P3" draw:layer="layout" svg:width="4cm" svg:height="0.999cm" svg:x="9.18cm" svg:y="7.482cm">
          <draw:text-box>
            <text:p>(genera)</text:p>
          </draw:text-box>
        </draw:frame>
        <draw:frame draw:style-name="gr14" draw:text-style-name="P7" draw:layer="layout" svg:width="18.78cm" svg:height="10.916cm" svg:x="1.02cm" svg:y="10.927cm">
          <draw:text-box>
            <text:p/>
            <text:p>Cuando el individuo se reproduce, </text:p>
            <text:p>sus hijos no seran copias exactas del padre.</text:p>
            <text:p/>
            <text:p>Seran muy parecidos pero no iguales.</text:p>
            <text:p>No existen 2 individuos iguales.</text:p>
            <text:p/>
            <text:p>En la reproduccion </text:p>
            <text:p>la informacion contenida en el padre ha sido modificada </text:p>
            <text:p>para crear al hijo.</text:p>
            <text:p/>
            <text:p>El hijo es una nueva version del padre.</text:p>
            <text:p/>
            <text:p>La reproduccion sera el mecanismo que utilizaremos para procesar la informacion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5" draw:text-style-name="P7" draw:layer="layout" svg:width="18.595cm" svg:height="18.027cm" svg:x="1.205cm" svg:y="1.01cm">
          <draw:text-box>
            <text:p>la funcion de Un individuo, en este modelo,</text:p>
            <text:p>es la de mantener un conjunto de datos.</text:p>
            <text:p/>
            <text:p>Podemos pensar en un individuo como en un CD en el que han sido grabados datos y que no puede ser modificado.</text:p>
            <text:p>Pero,</text:p>
            <text:p>Podemos leer la informacion contenida, procesarla y grabar el resultado del proceso en un nuevo CD, el hijo.</text:p>
            <text:p/>
            <text:p>En este modelo, si consideramos que la informacion se procesa durante la reproduccion, </text:p>
            <text:p>este sera un paso unico, simple, en el proceso.</text:p>
            <text:p/>
            <text:p/>
            <text:p>he comentado que, en general, la resolucion de un problema requerira de una serie de pasos.</text:p>
            <text:p>Normalmente, mas de uno.</text:p>
            <text:p/>
            <text:p>De modo que,</text:p>
            <text:p>el padre no encontrara la solucion al problema, </text:p>
            <text:p>ni tampoco el hijo.</text:p>
            <text:p>sera el trabajo de toda la familia, o de toda la especie.</text:p>
            <text:p/>
            <text:p>el proceso de resolucion del problema avanzara paso a paso,</text:p>
            <text:p>generacion tras generacion.</text:p>
          </draw:text-box>
        </draw:frame>
        <draw:frame draw:style-name="gr11" draw:text-style-name="P3" draw:layer="layout" svg:width="4cm" svg:height="0.999cm" svg:x="0.78cm" svg:y="27.682cm">
          <draw:text-box>
            <text:p>(padre)</text:p>
          </draw:text-box>
        </draw:frame>
        <draw:frame draw:style-name="gr4" draw:text-style-name="P3" draw:layer="layout" svg:width="1.6cm" svg:height="7.325cm" svg:x="1.4cm" svg:y="21.376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21.377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22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21.378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23.7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21.378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24.4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21.378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4" draw:layer="layout" svg:width="1.4cm" svg:height="0.8cm" svg:x="15.9cm" svg:y="25.9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3" draw:layer="layout" svg:width="4cm" svg:height="0.999cm" svg:x="5.38cm" svg:y="27.683cm">
          <draw:text-box>
            <text:p>(hijo)</text:p>
          </draw:text-box>
        </draw:frame>
        <draw:frame draw:style-name="gr11" draw:text-style-name="P3" draw:layer="layout" svg:width="4cm" svg:height="0.999cm" svg:x="9.28cm" svg:y="27.683cm">
          <draw:text-box>
            <text:p>(nieto)</text:p>
          </draw:text-box>
        </draw:frame>
        <draw:frame draw:style-name="gr11" draw:text-style-name="P3" draw:layer="layout" svg:width="4cm" svg:height="0.999cm" svg:x="12.88cm" svg:y="27.683cm">
          <draw:text-box>
            <text:p>(bisnieto)</text:p>
          </draw:text-box>
        </draw:frame>
        <draw:frame draw:style-name="gr11" draw:text-style-name="P3" draw:layer="layout" svg:width="4cm" svg:height="0.999cm" svg:x="0.78cm" svg:y="27.683cm">
          <draw:text-box>
            <text:p>(padre)</text:p>
          </draw:text-box>
        </draw:frame>
        <draw:frame draw:style-name="gr11" draw:text-style-name="P3" draw:layer="layout" svg:width="4cm" svg:height="0.999cm" svg:x="16.28cm" svg:y="27.683cm">
          <draw:text-box>
            <text:p>(tataranieto)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6" draw:text-style-name="P7" draw:layer="layout" svg:width="19.145cm" svg:height="8.783cm" svg:x="0.855cm" svg:y="0.989cm">
          <draw:text-box>
            <text:p>En resumen,</text:p>
            <text:p/>
            <text:p>crearemos un computar basado en criaturas vivientes.</text:p>
            <text:p>en donde, </text:p>
            <text:p>un individuo representa el estado del calculo en un instante del tiempo,</text:p>
            <text:p>y en donde,</text:p>
            <text:p>la memoria que almacena los datos que queremos procesar sera el ADN del individuo,</text:p>
            <text:p>y la informacion sera procesada durante el proceso de reproduccion,</text:p>
            <text:p>el mecanismo de reproduccion sera el procesador.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custom-shape draw:style-name="gr17" draw:text-style-name="P8" draw:layer="layout" svg:width="13.02cm" svg:height="5.8cm" svg:x="3.78cm" svg:y="3.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7.82cm" svg:height="1.32cm" svg:x="6.38cm" svg:y="4.48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5.82cm" svg:height="0.962cm" svg:x="8.68cm" svg:y="4.68cm">
          <draw:text-box>
            <text:p>Data Set</text:p>
          </draw:text-box>
        </draw:frame>
        <draw:custom-shape draw:style-name="gr20" draw:text-style-name="P6" draw:layer="layout" svg:width="9.42cm" svg:height="2.32cm" svg:x="5.58cm" svg:y="6.4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8.92cm" svg:height="1.673cm" svg:x="5.98cm" svg:y="7.08cm">
          <draw:text-box>
            <text:p>Offspring Generation Metho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02-28T14:02:53.292000000</dc:date>
    <meta:editing-duration>PT5H18M53S</meta:editing-duration>
    <meta:editing-cycles>68</meta:editing-cycles>
    <meta:generator>LibreOffice/7.3.5.2$Windows_X86_64 LibreOffice_project/184fe81b8c8c30d8b5082578aee2fed2ea847c01</meta:generator>
    <meta:document-statistic meta:object-count="93"/>
  </office:meta>
</office:document-meta>
</file>